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9792in" style:rel-column-width="7170*"/>
    </style:style>
    <style:style style:name="Table1.B" style:family="table-column">
      <style:table-column-properties style:column-width="1.7139in" style:rel-column-width="24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37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margin-top="0in" fo:margin-bottom="0.2in"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грамма развития отдела контроля качества разработок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Мероприятия </text:p>
          </table:table-cell>
          <table:table-cell table:style-name="Table1.B1" office:value-type="string">
            <text:p text:style-name="P5">Срок выполнения</text:p>
          </table:table-cell>
        </table:table-row>
        <table:table-row>
          <table:table-cell table:style-name="Table1.A2" office:value-type="string">
            <text:p text:style-name="Table_20_Contents">Закончить и утвердить квалификационную матрицу специалистов отдела контроля качества разработок.</text:p>
          </table:table-cell>
          <table:table-cell table:style-name="Table1.B2" office:value-type="date" office:date-value="2014-10-31">
            <text:p text:style-name="Table_20_Contents">31.10.14</text:p>
          </table:table-cell>
        </table:table-row>
        <table:table-row>
          <table:table-cell table:style-name="Table1.A2" office:value-type="string">
            <text:p text:style-name="Table_20_Contents">На основании квалификационной матрицы разработать планы персонального развития каждого из сотрудников подразделения. <text:span text:style-name="T2">Планы персонального развития будут составляться на период между аттестациями и будут обновляться при прохождении сотрудником очередной атттестации.</text:span></text:p>
          </table:table-cell>
          <table:table-cell table:style-name="Table1.B2" office:value-type="date" office:date-value="2014-11-14">
            <text:p text:style-name="Table_20_Contents">14.11.14</text:p>
          </table:table-cell>
        </table:table-row>
        <table:table-row>
          <table:table-cell table:style-name="Table1.A2" office:value-type="string">
            <text:p text:style-name="Table_20_Contents">Внедрить автоматизированное тестирование на проектах компании. Для внедрения автоматизации необходимо будет разработать процесс разработки, обновления и хранения автотестов, подготовку специалистов, инструмент разработки, запуска и контроля выполнения запускаемых тестов.</text:p>
          </table:table-cell>
          <table:table-cell table:style-name="Table1.B2" office:value-type="date" office:date-value="2014-12-31">
            <text:p text:style-name="Table_20_Contents">31.12.14</text:p>
          </table:table-cell>
        </table:table-row>
        <table:table-row>
          <table:table-cell table:style-name="Table1.A2" office:value-type="string">
            <text:p text:style-name="Table_20_Contents">В рамках СМК завершить описание процесса предоставления услуги нагрузочного тестирования как сервиса.</text:p>
          </table:table-cell>
          <table:table-cell table:style-name="Table1.B2" office:value-type="date" office:date-value="2014-10-31">
            <text:p text:style-name="Table_20_Contents">31.10.14</text:p>
          </table:table-cell>
        </table:table-row>
        <table:table-row>
          <table:table-cell table:style-name="Table1.A2" office:value-type="string">
            <text:p text:style-name="Table_20_Contents">Внедрить процесс тестирования безопасности на проектах компании. Для внедрения тестирования безопасности необходимо будет разработать процесс проведения тестирования безопасности, разработать тесты, подготовить специалиста, выбрать инструменты тестирования.</text:p>
          </table:table-cell>
          <table:table-cell table:style-name="Table1.B2" office:value-type="date" office:date-value="2015-06-30">
            <text:p text:style-name="Table_20_Contents">30.06.15</text:p>
          </table:table-cell>
        </table:table-row>
        <table:table-row>
          <table:table-cell table:style-name="Table1.A2" office:value-type="string">
            <text:p text:style-name="Table_20_Contents">Выделить в подразделении группу автоматизаторов, группу нагрузочников, группу тест дизайна, специалиста по безопасности, специалиста по <text:span text:style-name="T1">usability. </text:span></text:p>
          </table:table-cell>
          <table:table-cell table:style-name="Table1.B2" office:value-type="date" office:date-value="2015-12-31">
            <text:p text:style-name="P3">31.12.15</text:p>
          </table:table-cell>
        </table:table-row>
        <table:table-row>
          <table:table-cell table:style-name="Table1.A2" office:value-type="string">
            <text:p text:style-name="P4">Внедрить инструмент управления тестовой документацией, разработать процесс управления для проектов компании (кроме ТСС)</text:p>
          </table:table-cell>
          <table:table-cell table:style-name="Table1.B2" office:value-type="date" office:date-value="2015-12-31">
            <text:p text:style-name="Table_20_Contents">31.12.15</text:p>
          </table:table-cell>
        </table:table-row>
        <table:table-row>
          <table:table-cell table:style-name="Table1.A2" office:value-type="string">
            <text:p text:style-name="P4">Внедрить тестовую документацию на всех проектах компании (от чек-листов, до полного комплекта документов тестирования)</text:p>
          </table:table-cell>
          <table:table-cell table:style-name="Table1.B2" office:value-type="date" office:date-value="2014-12-31">
            <text:p text:style-name="Table_20_Contents">31.12.14</text:p>
          </table:table-cell>
        </table:table-row>
        <table:table-row>
          <table:table-cell table:style-name="Table1.A2" office:value-type="string">
            <text:p text:style-name="Table_20_Contents">Повысить уровень английского языка сотрудников компании, так чтобы каждый из сотрудников прошёл квалификационный минимум.</text:p>
          </table:table-cell>
          <table:table-cell table:style-name="Table1.B2" office:value-type="date" office:date-value="2015-05-31">
            <text:p text:style-name="Table_20_Contents">31.05.15</text:p>
          </table:table-cell>
        </table:table-row>
        <table:table-row>
          <table:table-cell table:style-name="Table1.A2" office:value-type="string">
            <text:p text:style-name="Table_20_Contents">Организация серии семинаров на базе компании для сотрудников подразделения по знанию операционных систем <text:span text:style-name="T1">(Windows, Linux) c </text:span><text:span text:style-name="T2">целью повышения их профессионального уровня.</text:span></text:p>
          </table:table-cell>
          <table:table-cell table:style-name="Table1.B2" office:value-type="date" office:date-value="2014-12-31">
            <text:p text:style-name="Table_20_Contents">31.12.14</text:p>
          </table:table-cell>
        </table:table-row>
        <table:table-row>
          <table:table-cell table:style-name="Table1.A2" office:value-type="string">
            <text:p text:style-name="Table_20_Contents">Организация серии семинаров для сотрудников подразделения по знанию сетевых протоколов<text:span text:style-name="T1"> c </text:span><text:span text:style-name="T2">целью повышения их профессионального уровня. (Возможны внешние семинары).</text:span></text:p>
          </table:table-cell>
          <table:table-cell table:style-name="Table1.B2" office:value-type="date" office:date-value="2015-03-31">
            <text:p text:style-name="Table_20_Contents">31.03.15</text:p>
          </table:table-cell>
        </table:table-row>
        <table:table-row>
          <table:table-cell table:style-name="Table1.A2" office:value-type="string">
            <text:p text:style-name="Table_20_Contents">Организация курсов по программированию (для автоматизаторов)</text:p>
          </table:table-cell>
          <table:table-cell table:style-name="Table1.B2" office:value-type="date" office:date-value="2014-12-31">
            <text:p text:style-name="Table_20_Contents">31.12.14</text:p>
          </table:table-cell>
        </table:table-row>
        <table:table-row>
          <table:table-cell table:style-name="Table1.A2" office:value-type="string">
            <text:p text:style-name="Table_20_Contents">Выделение ответственного из специалистов по сбору статистики с тестируемых проектов. Внедрить одну из существующих методик анализа дефектов. </text:p>
          </table:table-cell>
          <table:table-cell table:style-name="Table1.B2" office:value-type="date" office:date-value="2015-03-31">
            <text:p text:style-name="Table_20_Contents">31.03.1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4-10-15T23:37:28.43</meta:creation-date>
    <meta:document-statistic meta:table-count="1" meta:image-count="0" meta:object-count="0" meta:page-count="1" meta:paragraph-count="29" meta:word-count="246" meta:character-count="2210"/>
    <dc:date>2014-10-16T00:33:16.85</dc:date>
    <dc:creator>Konstantin Firsanov</dc:creator>
    <meta:editing-duration>PT9M37S</meta:editing-duration>
    <meta:editing-cycles>1</meta:editing-cycles>
    <meta:generator>OpenOffice/4.0.1$Win32 OpenOffice.org_project/401m5$Build-9714</meta:generator>
  </office:meta>
</office:document-meta>
</file>